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4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9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Preformatted_20_Text">
      <style:text-properties fo:color="#0000ff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.0972in" fo:margin-bottom="0.0835in" loext:contextual-spacing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ext_20_body" style:master-page-name="HTML">
      <style:paragraph-properties style:page-number="auto"/>
    </style:style>
    <style:style style:name="P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0" style:family="paragraph">
      <style:paragraph-properties fo:text-align="center"/>
    </style:style>
    <style:style style:name="T1" style:family="text">
      <style:text-properties officeooo:rsid="000631c5"/>
    </style:style>
    <style:style style:name="T2" style:family="text">
      <style:text-properties officeooo:rsid="000b6545"/>
    </style:style>
    <style:style style:name="T3" style:family="text">
      <style:text-properties officeooo:rsid="000bf71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unnamed0"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office:annotation><dc:date>2017-07-07T14:28:59.599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Heading_20_1">Web4U @ WWU</text:p>
      <text:p text:style-name="Text_20_body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Table_20_Contents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6"><draw:frame draw:style-name="fr1" draw:name="web_tab_corner_right" text:anchor-type="as-char" svg:width="0.0835in" svg:height="0.2083in" draw:z-index="1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6"><draw:frame draw:style-name="fr1" draw:name="Image1" text:anchor-type="as-char" svg:width="0.0835in" svg:height="0.2083in" draw:z-index="2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6"><text:s/></text:p>
                </table:table-cell>
              </table:table-row>
            </table:table>
            <text:p text:style-name="P7"/>
          </table:table-cell>
          <table:table-cell office:value-type="string">
            <text:p text:style-name="P7"/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1" draw:name="web_transparent" text:anchor-type="as-char" svg:width="0.1043in" svg:height="0.0311in" draw:z-index="3"><draw:image xlink:href="..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earch Search <text:bookmark text:name="keyword_in_id"/><draw:control text:anchor-type="as-char" draw:z-index="0" draw:style-name="gr1" draw:text-style-name="P9" svg:width="1.7504in" svg:height="0.2606in" draw:control="control1"/> <draw:control text:anchor-type="as-char" draw:z-index="4" draw:style-name="gr1" draw:text-style-name="P10" svg:width="0.5835in" svg:height="0.4067in" draw:control="control2"/> </text:p>
          </table:table-cell>
          <table:table-cell table:style-name="Table3.A1" office:value-type="string">
            <text:p text:style-name="Table_20_Contents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Heading_20_2" text:outline-level="2">Display Academic History</text:h>
          </table:table-cell>
          <table:table-cell table:style-name="Table4.A1" office:value-type="string">
            <text:p text:style-name="Table_20_Contents">  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table:number-columns-spanned="3" office:value-type="string">
            <text:p text:style-name="Table_20_Contents"><draw:frame draw:style-name="fr1" draw:name="Image2" text:anchor-type="as-char" svg:width="0.1043in" svg:height="0.0311in" draw:z-index="5"><draw:image xlink:href="..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Heading_20_1"><text:bookmark text:name="main_content"/><office:annotation><dc:date>2017-07-07T14:28:59.695000000</dc:date><text:p>** END OF twbkwbis.P_OpenDoc **</text:p></office:annotation>Should have a 4.0 for CBE!</text:p>
      <text:p text:style-name="Preformatted_20_Text"/>
      <text:p text:style-name="P5">Western Washington University</text:p>
      <text:p text:style-name="Preformatted_20_Text"/>
      <text:p text:style-name="Preformatted_20_Text"/>
      <text:p text:style-name="P2">Name: Stichart, Crispin Alexander ID: W01173828 Previous ID:</text:p>
      <text:p text:style-name="Preformatted_20_Text"/>
      <text:p text:style-name="Preformatted_20_Text"/>
      <text:p text:style-name="P3"><text:s/></text:p>
      <text:p text:style-name="P3"><text:s/></text:p>
      <text:p text:style-name="P3"><text:s text:c="135"/></text:p>
      <text:p text:style-name="P3">Subj Crse <text:s/>CRN <text:s text:c="2"/>Course Title <text:s text:c="18"/>Cdt Grd Qpts <text:s/>Gmod Gr Date <text:s/>Rpt <text:s/>Attr</text:p>
      <text:p text:style-name="P3">---- ----- ----- ------------------------------ --- --- ----- ---- -------- ---- ----</text:p>
      <text:p text:style-name="P3">201410 <text:s text:c="2"/>Cls: JR <text:s text:c="2"/>Coll: 00 <text:s text:c="2"/>Res: R <text:s text:c="2"/>Fac Actn: Good Standing <text:s text:c="3"/></text:p>
      <text:p text:style-name="P3"><text:s text:c="9"/>Site: <text:s text:c="4"/>Prg1: IN <text:s text:c="11"/>Prg2: <text:s text:c="20"/>Mjr: DDIN</text:p>
      <text:p text:style-name="P3">ACCT 240 <text:s text:c="2"/>14153 Financial Accounting <text:s text:c="10"/>4 <text:s text:c="2"/>B <text:s text:c="2"/>16 <text:s text:c="3"/>L <text:s text:c="4"/>03/25/14 <text:s text:c="5"/>OL <text:s text:c="17"/></text:p>
      <text:p text:style-name="P3">DSCI 205 <text:s text:c="2"/>10603 Business Statistics <text:s text:c="11"/>4 <text:s text:c="2"/>A <text:s/>13.2 <text:s/>L <text:s text:c="4"/>03/24/14 <text:s text:c="26"/></text:p>
      <text:p text:style-name="P3">MIS 222 <text:s text:c="2"/>10603 Business Statistics <text:s text:c="12"/>4 <text:s text:c="2"/><text:span text:style-name="T2">D*</text:span> <text:s/>13.2 <text:s/>L <text:s text:c="4"/>03/24/14 <text:s text:c="53"/></text:p>
      <text:p text:style-name="P3">Quarter: <text:s/>Credits: <text:s text:c="2"/>12.0 <text:s text:c="4"/>Qpts: <text:s text:c="3"/>42.40 <text:s text:c="4"/>GPA: <text:s/><text:span text:style-name="T3">3.5</text:span></text:p>
      <text:p text:style-name="P3"><text:s text:c="80"/></text:p>
      <text:p text:style-name="P3"><text:s text:c="95"/></text:p>
      <text:p text:style-name="P3"><text:s text:c="80"/></text:p>
      <text:p text:style-name="P3"><text:s text:c="28"/>Academic Summary To Date</text:p>
      <text:p text:style-name="P3">1. Spokane Falls Cmty College <text:s text:c="4"/>(2) <text:s text:c="4"/>Credits: 105 <text:s text:c="3"/>Degree: AA</text:p>
      <text:p text:style-name="P3"><text:s text:c="80"/></text:p>
      <text:p text:style-name="P3"><text:s text:c="16"/>Total <text:s text:c="5"/>Transfer <text:s text:c="6"/>-----------Western---------------</text:p>
      <text:p text:style-name="P3"><text:s text:c="16"/>Crdts <text:s text:c="6"/>Crdts <text:s text:c="8"/>Crdts <text:s text:c="3"/>Hours <text:s text:c="5"/>Qpnts <text:s text:c="4"/>GPA</text:p>
      <text:p text:style-name="P3">Undergraduate <text:s text:c="2"/>227.00 <text:s text:c="4"/>105.00 <text:s text:c="7"/>122.00 <text:s text:c="2"/>122.00 <text:s text:c="6"/>397.40 <text:s text:c="3"/>3.25</text:p>
      <text:p text:style-name="P3"><text:s text:c="80"/></text:p>
      <text:p text:style-name="P3"><text:s/></text:p>
      <text:p text:style-name="P3"><text:s/></text:p>
      <text:p text:style-name="P3">Degrees and Certificates: <text:s text:c="69"/>Internal Coding:</text:p>
      <text:p text:style-name="P3">------------------------- <text:s text:c="69"/>--------------</text:p>
      <text:p text:style-name="P3">Status: <text:s text:c="14"/>Pending <text:s text:c="65"/><text:soft-page-break/>PN</text:p>
      <text:p text:style-name="P3">Graduation Term: <text:s text:c="5"/>Fall 2017 <text:s text:c="63"/>201740</text:p>
      <text:p text:style-name="P3">Type: <text:s text:c="16"/>Bachelor of Science <text:s text:c="53"/>BS</text:p>
      <text:p text:style-name="P3">College: <text:s text:c="13"/>College Science &amp; Engineering <text:s text:c="43"/>SE</text:p>
      <text:p text:style-name="P3">Program: <text:s text:c="13"/>BS-Science &amp; Engineering <text:s text:c="48"/>BS-SE</text:p>
      <text:p text:style-name="P3">Major/Field: <text:s text:c="9"/>Computer Science (catalog term: Fall 2016) <text:s text:c="30"/>NC01</text:p>
      <text:p text:style-name="P3"><text:s/></text:p>
      <text:p text:style-name="P3">Curriculum: <text:s text:c="83"/>Internal Coding:</text:p>
      <text:p text:style-name="P3">-------------- <text:s text:c="80"/>-------------</text:p>
      <text:p text:style-name="P3">Status: <text:s text:c="14"/>Active <text:s text:c="66"/>AS</text:p>
      <text:p text:style-name="P3">Term: <text:s text:c="16"/>Fall 2017 <text:s text:c="63"/>201740</text:p>
      <text:p text:style-name="P3">College: <text:s text:c="13"/>College Science &amp; Engineering <text:s text:c="43"/>SE</text:p>
      <text:p text:style-name="P3">Program: <text:s text:c="13"/>BS-Science &amp; Engineering <text:s text:c="48"/>BS-SE</text:p>
      <text:p text:style-name="P3">Major/Field: <text:s text:c="9"/>Computer Science (catalog term: Winter 2017) <text:s text:c="28"/>NC01</text:p>
      <text:p text:style-name="Preformatted_20_Text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ademic History</dc:title>
    <dc:date>2017-07-07T14:40:26.165000000</dc:date>
    <meta:editing-duration>PT10M36S</meta:editing-duration>
    <meta:editing-cycles>6</meta:editing-cycles>
    <meta:generator>LibreOffice/5.3.1.2$Windows_x86 LibreOffice_project/e80a0e0fd1875e1696614d24c32df0f95f03deb2</meta:generator>
    <meta:document-statistic meta:table-count="4" meta:image-count="4" meta:object-count="0" meta:page-count="2" meta:paragraph-count="57" meta:word-count="228" meta:character-count="3430" meta:non-whitespace-character-count="1291"/>
  </office:meta>
</office:document-meta>
</file>